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70.64pt"/>
    </style:style>
    <style:style style:name="co5" style:family="table-column">
      <style:table-column-properties fo:break-before="auto" style:column-width="72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ff3333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3"/>
    <style:style style:name="ce6" style:family="table-cell" style:parent-style-name="Default" style:data-style-name="N124"/>
    <style:style style:name="ce7" style:family="table-cell" style:parent-style-name="Default" style:data-style-name="N124">
      <style:text-properties fo:font-weight="bold" style:font-weight-asian="bold" style:font-weight-complex="bold"/>
    </style:style>
    <style:style style:name="ce8" style:family="table-cell" style:parent-style-name="Default" style:data-style-name="N124">
      <style:text-properties fo:color="#ff3333"/>
    </style:style>
    <style:style style:name="ce9" style:family="table-cell" style:parent-style-name="Default" style:data-style-name="N124">
      <style:text-properties fo:color="#ff3333" style:font-name="Liberation Sans" style:font-name-asian="Noto Sans CJK SC Regular" style:font-name-complex="FreeSans"/>
    </style:style>
    <style:style style:name="ce10" style:family="table-cell" style:parent-style-name="Default" style:data-style-name="N122"/>
    <style:style style:name="ce11" style:family="table-cell" style:parent-style-name="Default" style:data-style-name="N61"/>
    <style:style style:name="ce12" style:family="table-cell" style:parent-style-name="Default" style:data-style-name="N61"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nt" table:style-name="ta1">
        <table:shapes>
          <draw:frame draw:z-index="0" draw:style-name="gr1" draw:text-style-name="P1" svg:width="396.62pt" svg:height="419.22pt" svg:x="1102.79pt" svg:y="0pt">
            <loext:p draw:notify-on-update-of-ranges="Grant.A3:Grant.A29 Grant.D2:Grant.D2 Grant.O3:Grant.O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34.78pt" svg:height="419.16pt" svg:x="1504.89pt" svg:y="13.41pt">
            <loext:p draw:notify-on-update-of-ranges="Grant.A3:Grant.A28 Grant.E2:Grant.E2 Grant.P3:Grant.P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GRANT txtbook</text:p>
          </table:table-cell>
          <table:table-cell office:value-type="string" calcext:value-type="string">
            <text:p>After Set D</text:p>
          </table:table-cell>
          <table:table-cell office:value-type="string" calcext:value-type="string">
            <text:p>After jjgen_DF_v8</text:p>
          </table:table-cell>
          <table:table-cell table:number-columns-repeated="9"/>
          <table:table-cell office:value-type="string" calcext:value-type="string">
            <text:p>After Set D</text:p>
          </table:table-cell>
          <table:table-cell/>
        </table:table-row>
        <table:table-row table:style-name="ro1">
          <table:table-cell office:value-type="string" calcext:value-type="string">
            <text:p>1s</text:p>
          </table:table-cell>
          <table:table-cell/>
          <table:table-cell table:style-name="ce6" office:value-type="float" office:value="-2267.65237" calcext:value-type="float">
            <text:p>-2.26765E+03</text:p>
          </table:table-cell>
          <table:table-cell table:style-name="ce6" office:value-type="float" office:value="2267.6951078" calcext:value-type="float">
            <text:p>2.26770E+03</text:p>
          </table:table-cell>
          <table:table-cell table:style-name="ce6" office:value-type="float" office:value="2267.6918972" calcext:value-type="float">
            <text:p>2.26769E+03</text:p>
          </table:table-cell>
          <table:table-cell table:style-name="ce10"/>
          <table:table-cell/>
          <table:table-cell table:style-name="ce10" table:number-columns-repeated="7"/>
          <table:table-cell table:style-name="ce10" table:formula="of:=(ABS([.D3]) - ABS([.C3]))/ABS([.C3])" office:value-type="float" office:value="0.0000188467159099614" calcext:value-type="float">
            <text:p>1.885E-05</text:p>
          </table:table-cell>
          <table:table-cell table:style-name="ce10" table:formula="of:=(ABS([.E3]) - ABS([.C3]))/ABS([.C3])" office:value-type="float" office:value="0.0000174308904325228" calcext:value-type="float">
            <text:p>1.743E-05</text:p>
          </table:table-cell>
        </table:table-row>
        <table:table-row table:style-name="ro1">
          <table:table-cell office:value-type="string" calcext:value-type="string">
            <text:p>2s</text:p>
          </table:table-cell>
          <table:table-cell/>
          <table:table-cell table:style-name="ce6" office:value-type="float" office:value="-388.89269" calcext:value-type="float">
            <text:p>-3.88893E+02</text:p>
          </table:table-cell>
          <table:table-cell table:style-name="ce6" office:value-type="float" office:value="388.93381526" calcext:value-type="float">
            <text:p>3.88934E+02</text:p>
          </table:table-cell>
          <table:table-cell table:style-name="ce6" office:value-type="float" office:value="388.9296156" calcext:value-type="float">
            <text:p>3.88930E+02</text:p>
          </table:table-cell>
          <table:table-cell table:style-name="ce10"/>
          <table:table-cell/>
          <table:table-cell table:style-name="ce10" table:number-columns-repeated="7"/>
          <table:table-cell table:style-name="ce10" table:formula="of:=(ABS([.D4]) - ABS([.C4]))/ABS([.C4])" office:value-type="float" office:value="0.000105749634944285" calcext:value-type="float">
            <text:p>1.057E-04</text:p>
          </table:table-cell>
          <table:table-cell table:style-name="ce10" table:formula="of:=(ABS([.E4]) - ABS([.C4]))/ABS([.C4])" office:value-type="float" office:value="0.0000949506147826047" calcext:value-type="float">
            <text:p>9.495E-05</text:p>
          </table:table-cell>
        </table:table-row>
        <table:table-row table:style-name="ro1">
          <table:table-cell office:value-type="string" calcext:value-type="string">
            <text:p>2p12</text:p>
          </table:table-cell>
          <table:table-cell/>
          <table:table-cell table:style-name="ce6" office:value-type="float" office:value="-370.05522" calcext:value-type="float">
            <text:p>-3.70055E+02</text:p>
          </table:table-cell>
          <table:table-cell table:style-name="ce6" office:value-type="float" office:value="370.09649473" calcext:value-type="float">
            <text:p>3.70096E+02</text:p>
          </table:table-cell>
          <table:table-cell table:style-name="ce6" office:value-type="float" office:value="370.09247551" calcext:value-type="float">
            <text:p>3.70092E+02</text:p>
          </table:table-cell>
          <table:table-cell table:style-name="ce10"/>
          <table:table-cell/>
          <table:table-cell table:style-name="ce10" table:number-columns-repeated="7"/>
          <table:table-cell table:style-name="ce10" table:formula="of:=(ABS([.D5]) - ABS([.C5]))/ABS([.C5])" office:value-type="float" office:value="0.000111536678228719" calcext:value-type="float">
            <text:p>1.115E-04</text:p>
          </table:table-cell>
          <table:table-cell table:style-name="ce10" table:formula="of:=(ABS([.E5]) - ABS([.C5]))/ABS([.C5])" office:value-type="float" office:value="0.000100675542423009" calcext:value-type="float">
            <text:p>1.007E-04</text:p>
          </table:table-cell>
        </table:table-row>
        <table:table-row table:style-name="ro1">
          <table:table-cell office:value-type="string" calcext:value-type="string">
            <text:p>2p32</text:p>
          </table:table-cell>
          <table:table-cell/>
          <table:table-cell table:style-name="ce6" office:value-type="float" office:value="-331.48739" calcext:value-type="float">
            <text:p>-3.31487E+02</text:p>
          </table:table-cell>
          <table:table-cell table:style-name="ce6" office:value-type="float" office:value="331.52854545" calcext:value-type="float">
            <text:p>3.31529E+02</text:p>
          </table:table-cell>
          <table:table-cell table:style-name="ce6" office:value-type="float" office:value="331.52450661" calcext:value-type="float">
            <text:p>3.31525E+02</text:p>
          </table:table-cell>
          <table:table-cell table:style-name="ce10"/>
          <table:table-cell/>
          <table:table-cell table:style-name="ce10" table:number-columns-repeated="7"/>
          <table:table-cell table:style-name="ce10" table:formula="of:=(ABS([.D6]) - ABS([.C6]))/ABS([.C6])" office:value-type="float" office:value="0.000124153893154184" calcext:value-type="float">
            <text:p>1.242E-04</text:p>
          </table:table-cell>
          <table:table-cell table:style-name="ce10" table:formula="of:=(ABS([.E6]) - ABS([.C6]))/ABS([.C6])" office:value-type="float" office:value="0.000111969900272823" calcext:value-type="float">
            <text:p>1.120E-04</text:p>
          </table:table-cell>
        </table:table-row>
        <table:table-row table:style-name="ro1">
          <table:table-cell office:value-type="string" calcext:value-type="string">
            <text:p>3s</text:p>
          </table:table-cell>
          <table:table-cell/>
          <table:table-cell table:style-name="ce7" office:value-type="float" office:value="-89.70956" calcext:value-type="float">
            <text:p>-8.97096E+01</text:p>
          </table:table-cell>
          <table:table-cell table:style-name="ce6" office:value-type="float" office:value="89.750353593" calcext:value-type="float">
            <text:p>8.97504E+01</text:p>
          </table:table-cell>
          <table:table-cell table:style-name="ce6" office:value-type="float" office:value="89.745981601" calcext:value-type="float">
            <text:p>8.97460E+01</text:p>
          </table:table-cell>
          <table:table-cell table:style-name="ce10"/>
          <table:table-cell/>
          <table:table-cell table:style-name="ce10" table:number-columns-repeated="7"/>
          <table:table-cell table:style-name="ce10" table:formula="of:=(ABS([.D7]) - ABS([.C7]))/ABS([.C7])" office:value-type="float" office:value="0.000454729607413119" calcext:value-type="float">
            <text:p>4.547E-04</text:p>
          </table:table-cell>
          <table:table-cell table:style-name="ce10" table:formula="of:=(ABS([.E7]) - ABS([.C7]))/ABS([.C7])" office:value-type="float" office:value="0.000405994645386742" calcext:value-type="float">
            <text:p>4.060E-04</text:p>
          </table:table-cell>
        </table:table-row>
        <table:table-row table:style-name="ro1">
          <table:table-cell office:value-type="string" calcext:value-type="string">
            <text:p>3p12</text:p>
          </table:table-cell>
          <table:table-cell/>
          <table:table-cell table:style-name="ce7" office:value-type="float" office:value="-81.42221" calcext:value-type="float">
            <text:p>-8.14222E+01</text:p>
          </table:table-cell>
          <table:table-cell table:style-name="ce6" office:value-type="float" office:value="81.463464331" calcext:value-type="float">
            <text:p>8.14635E+01</text:p>
          </table:table-cell>
          <table:table-cell table:style-name="ce6" office:value-type="float" office:value="81.459149414" calcext:value-type="float">
            <text:p>8.14591E+01</text:p>
          </table:table-cell>
          <table:table-cell table:style-name="ce10"/>
          <table:table-cell/>
          <table:table-cell table:style-name="ce10" table:number-columns-repeated="7"/>
          <table:table-cell table:style-name="ce10" table:formula="of:=(ABS([.D8]) - ABS([.C8]))/ABS([.C8])" office:value-type="float" office:value="0.000506671717704425" calcext:value-type="float">
            <text:p>5.067E-04</text:p>
          </table:table-cell>
          <table:table-cell table:style-name="ce10" table:formula="of:=(ABS([.E8]) - ABS([.C8]))/ABS([.C8])" office:value-type="float" office:value="0.000453677368865182" calcext:value-type="float">
            <text:p>4.537E-04</text:p>
          </table:table-cell>
        </table:table-row>
        <table:table-row table:style-name="ro1">
          <table:table-cell office:value-type="string" calcext:value-type="string">
            <text:p>3p32</text:p>
          </table:table-cell>
          <table:table-cell/>
          <table:table-cell table:style-name="ce7" office:value-type="float" office:value="-73.09396" calcext:value-type="float">
            <text:p>-7.30940E+01</text:p>
          </table:table-cell>
          <table:table-cell table:style-name="ce6" office:value-type="float" office:value="73.135080897" calcext:value-type="float">
            <text:p>7.31351E+01</text:p>
          </table:table-cell>
          <table:table-cell table:style-name="ce6" office:value-type="float" office:value="73.130898594" calcext:value-type="float">
            <text:p>7.31309E+01</text:p>
          </table:table-cell>
          <table:table-cell table:style-name="ce10"/>
          <table:table-cell/>
          <table:table-cell table:style-name="ce10" table:number-columns-repeated="7"/>
          <table:table-cell table:style-name="ce10" table:formula="of:=(ABS([.D9]) - ABS([.C9]))/ABS([.C9])" office:value-type="float" office:value="0.000562575854420789" calcext:value-type="float">
            <text:p>5.626E-04</text:p>
          </table:table-cell>
          <table:table-cell table:style-name="ce10" table:formula="of:=(ABS([.E9]) - ABS([.C9]))/ABS([.C9])" office:value-type="float" office:value="0.000505357679348687" calcext:value-type="float">
            <text:p>5.054E-04</text:p>
          </table:table-cell>
        </table:table-row>
        <table:table-row table:style-name="ro1">
          <table:table-cell office:value-type="string" calcext:value-type="string">
            <text:p>3d32</text:p>
          </table:table-cell>
          <table:table-cell/>
          <table:table-cell table:style-name="ce7" office:value-type="float" office:value="-59.19193" calcext:value-type="float">
            <text:p>-5.91919E+01</text:p>
          </table:table-cell>
          <table:table-cell table:style-name="ce6" office:value-type="float" office:value="59.233078674" calcext:value-type="float">
            <text:p>5.92331E+01</text:p>
          </table:table-cell>
          <table:table-cell table:style-name="ce6" office:value-type="float" office:value="59.228983501" calcext:value-type="float">
            <text:p>5.92290E+01</text:p>
          </table:table-cell>
          <table:table-cell table:style-name="ce10"/>
          <table:table-cell/>
          <table:table-cell table:style-name="ce10" table:number-columns-repeated="7"/>
          <table:table-cell table:style-name="ce10" table:formula="of:=(ABS([.D10]) - ABS([.C10]))/ABS([.C10])" office:value-type="float" office:value="0.000695173717092831" calcext:value-type="float">
            <text:p>6.952E-04</text:p>
          </table:table-cell>
          <table:table-cell table:style-name="ce10" table:formula="of:=(ABS([.E10]) - ABS([.C10]))/ABS([.C10])" office:value-type="float" office:value="0.000625989066414889" calcext:value-type="float">
            <text:p>6.260E-04</text:p>
          </table:table-cell>
        </table:table-row>
        <table:table-row table:style-name="ro1">
          <table:table-cell office:value-type="string" calcext:value-type="string">
            <text:p>3d52</text:p>
          </table:table-cell>
          <table:table-cell/>
          <table:table-cell table:style-name="ce7" office:value-type="float" office:value="-57.3906" calcext:value-type="float">
            <text:p>-5.73906E+01</text:p>
          </table:table-cell>
          <table:table-cell table:style-name="ce6" office:value-type="float" office:value="57.431745892" calcext:value-type="float">
            <text:p>5.74317E+01</text:p>
          </table:table-cell>
          <table:table-cell table:style-name="ce6" office:value-type="float" office:value="57.427616825" calcext:value-type="float">
            <text:p>5.74276E+01</text:p>
          </table:table-cell>
          <table:table-cell table:style-name="ce10"/>
          <table:table-cell/>
          <table:table-cell table:style-name="ce10" table:number-columns-repeated="7"/>
          <table:table-cell table:style-name="ce10" table:formula="of:=(ABS([.D11]) - ABS([.C11]))/ABS([.C11])" office:value-type="float" office:value="0.000716944795837574" calcext:value-type="float">
            <text:p>7.169E-04</text:p>
          </table:table-cell>
          <table:table-cell table:style-name="ce10" table:formula="of:=(ABS([.E11]) - ABS([.C11]))/ABS([.C11])" office:value-type="float" office:value="0.000644998048460933" calcext:value-type="float">
            <text:p>6.450E-04</text:p>
          </table:table-cell>
        </table:table-row>
        <table:table-row table:style-name="ro1">
          <table:table-cell office:value-type="string" calcext:value-type="string">
            <text:p>4s</text:p>
          </table:table-cell>
          <table:table-cell/>
          <table:table-cell table:style-name="ce6" office:value-type="float" office:value="-18.67246" calcext:value-type="float">
            <text:p>-1.86725E+01</text:p>
          </table:table-cell>
          <table:table-cell table:style-name="ce6" office:value-type="float" office:value="18.713024201" calcext:value-type="float">
            <text:p>1.87130E+01</text:p>
          </table:table-cell>
          <table:table-cell table:style-name="ce6" office:value-type="float" office:value="18.708325098" calcext:value-type="float">
            <text:p>1.87083E+01</text:p>
          </table:table-cell>
          <table:table-cell table:style-name="ce10"/>
          <table:table-cell/>
          <table:table-cell table:style-name="ce10" table:number-columns-repeated="7"/>
          <table:table-cell table:style-name="ce10" table:formula="of:=(ABS([.D12]) - ABS([.C12]))/ABS([.C12])" office:value-type="float" office:value="0.00217240797409673" calcext:value-type="float">
            <text:p>2.172E-03</text:p>
          </table:table-cell>
          <table:table-cell table:style-name="ce10" table:formula="of:=(ABS([.E12]) - ABS([.C12]))/ABS([.C12])" office:value-type="float" office:value="0.00192074841772314" calcext:value-type="float">
            <text:p>1.921E-03</text:p>
          </table:table-cell>
        </table:table-row>
        <table:table-row table:style-name="ro1">
          <table:table-cell office:value-type="string" calcext:value-type="string">
            <text:p>4p12</text:p>
          </table:table-cell>
          <table:table-cell/>
          <table:table-cell table:style-name="ce6" office:value-type="float" office:value="-15.2751" calcext:value-type="float">
            <text:p>-1.52751E+01</text:p>
          </table:table-cell>
          <table:table-cell table:style-name="ce6" office:value-type="float" office:value="15.316594056" calcext:value-type="float">
            <text:p>1.53166E+01</text:p>
          </table:table-cell>
          <table:table-cell table:style-name="ce6" office:value-type="float" office:value="15.312069414" calcext:value-type="float">
            <text:p>1.53121E+01</text:p>
          </table:table-cell>
          <table:table-cell table:style-name="ce10"/>
          <table:table-cell/>
          <table:table-cell table:style-name="ce10" table:number-columns-repeated="7"/>
          <table:table-cell table:style-name="ce10" table:formula="of:=(ABS([.D13]) - ABS([.C13]))/ABS([.C13])" office:value-type="float" office:value="0.00271645069426722" calcext:value-type="float">
            <text:p>2.716E-03</text:p>
          </table:table-cell>
          <table:table-cell table:style-name="ce10" table:formula="of:=(ABS([.E13]) - ABS([.C13]))/ABS([.C13])" office:value-type="float" office:value="0.00242024039122491" calcext:value-type="float">
            <text:p>2.420E-03</text:p>
          </table:table-cell>
        </table:table-row>
        <table:table-row table:style-name="ro1">
          <table:table-cell office:value-type="string" calcext:value-type="string">
            <text:p>4p32</text:p>
          </table:table-cell>
          <table:table-cell/>
          <table:table-cell table:style-name="ce6" office:value-type="float" office:value="-13.37358" calcext:value-type="float">
            <text:p>-1.33736E+01</text:p>
          </table:table-cell>
          <table:table-cell table:style-name="ce6" office:value-type="float" office:value="13.414827078" calcext:value-type="float">
            <text:p>1.34148E+01</text:p>
          </table:table-cell>
          <table:table-cell table:style-name="ce6" office:value-type="float" office:value="13.410414317" calcext:value-type="float">
            <text:p>1.34104E+01</text:p>
          </table:table-cell>
          <table:table-cell table:style-name="ce10"/>
          <table:table-cell/>
          <table:table-cell table:style-name="ce10" table:number-columns-repeated="7"/>
          <table:table-cell table:style-name="ce10" table:formula="of:=(ABS([.D14]) - ABS([.C14]))/ABS([.C14])" office:value-type="float" office:value="0.00308422112852352" calcext:value-type="float">
            <text:p>3.084E-03</text:p>
          </table:table-cell>
          <table:table-cell table:style-name="ce10" table:formula="of:=(ABS([.E14]) - ABS([.C14]))/ABS([.C14])" office:value-type="float" office:value="0.00275426004106593" calcext:value-type="float">
            <text:p>2.754E-03</text:p>
          </table:table-cell>
        </table:table-row>
        <table:table-row table:style-name="ro1">
          <table:table-cell office:value-type="string" calcext:value-type="string">
            <text:p>4d32</text:p>
          </table:table-cell>
          <table:table-cell/>
          <table:table-cell table:style-name="ce6" office:value-type="float" office:value="-7.77796" calcext:value-type="float">
            <text:p>-7.77796E+00</text:p>
          </table:table-cell>
          <table:table-cell table:style-name="ce6" office:value-type="float" office:value="7.8192693086" calcext:value-type="float">
            <text:p>7.81927E+00</text:p>
          </table:table-cell>
          <table:table-cell table:style-name="ce6" office:value-type="float" office:value="7.8149894169" calcext:value-type="float">
            <text:p>7.81499E+00</text:p>
          </table:table-cell>
          <table:table-cell table:style-name="ce10"/>
          <table:table-cell/>
          <table:table-cell table:style-name="ce10" table:number-columns-repeated="7"/>
          <table:table-cell table:style-name="ce10" table:formula="of:=(ABS([.D15]) - ABS([.C15]))/ABS([.C15])" office:value-type="float" office:value="0.00531107238916114" calcext:value-type="float">
            <text:p>5.311E-03</text:p>
          </table:table-cell>
          <table:table-cell table:style-name="ce10" table:formula="of:=(ABS([.E15]) - ABS([.C15]))/ABS([.C15])" office:value-type="float" office:value="0.00476081349094099" calcext:value-type="float">
            <text:p>4.761E-03</text:p>
          </table:table-cell>
        </table:table-row>
        <table:table-row table:style-name="ro1">
          <table:table-cell office:value-type="string" calcext:value-type="string">
            <text:p>4d52</text:p>
          </table:table-cell>
          <table:table-cell/>
          <table:table-cell table:style-name="ce6" office:value-type="float" office:value="-7.42207" calcext:value-type="float">
            <text:p>-7.42207E+00</text:p>
          </table:table-cell>
          <table:table-cell table:style-name="ce6" office:value-type="float" office:value="7.4633293318" calcext:value-type="float">
            <text:p>7.46333E+00</text:p>
          </table:table-cell>
          <table:table-cell table:style-name="ce6" office:value-type="float" office:value="7.4589413398" calcext:value-type="float">
            <text:p>7.45894E+00</text:p>
          </table:table-cell>
          <table:table-cell table:style-name="ce10"/>
          <table:table-cell/>
          <table:table-cell table:style-name="ce10" table:number-columns-repeated="7"/>
          <table:table-cell table:style-name="ce10" table:formula="of:=(ABS([.D16]) - ABS([.C16]))/ABS([.C16])" office:value-type="float" office:value="0.00555900601853662" calcext:value-type="float">
            <text:p>5.559E-03</text:p>
          </table:table-cell>
          <table:table-cell table:style-name="ce10" table:formula="of:=(ABS([.E16]) - ABS([.C16]))/ABS([.C16])" office:value-type="float" office:value="0.00496779736650291" calcext:value-type="float">
            <text:p>4.968E-03</text:p>
          </table:table-cell>
        </table:table-row>
        <table:table-row table:style-name="ro1">
          <table:table-cell office:value-type="string" calcext:value-type="string">
            <text:p>5s</text:p>
          </table:table-cell>
          <table:table-cell/>
          <table:table-cell table:style-name="ce7" office:value-type="float" office:value="-2.43951" calcext:value-type="float">
            <text:p>-2.43951E+00</text:p>
          </table:table-cell>
          <table:table-cell table:style-name="ce6" office:value-type="float" office:value="2.4797575214" calcext:value-type="float">
            <text:p>2.47976E+00</text:p>
          </table:table-cell>
          <table:table-cell table:style-name="ce6" office:value-type="float" office:value="2.4732399199" calcext:value-type="float">
            <text:p>2.47324E+00</text:p>
          </table:table-cell>
          <table:table-cell table:style-name="ce10"/>
          <table:table-cell/>
          <table:table-cell table:style-name="ce10" table:number-columns-repeated="7"/>
          <table:table-cell table:style-name="ce10" table:formula="of:=(ABS([.D17]) - ABS([.C17]))/ABS([.C17])" office:value-type="float" office:value="0.0164981989825826" calcext:value-type="float">
            <text:p>1.650E-02</text:p>
          </table:table-cell>
          <table:table-cell table:style-name="ce10" table:formula="of:=(ABS([.E17]) - ABS([.C17]))/ABS([.C17])" office:value-type="float" office:value="0.013826514300003" calcext:value-type="float">
            <text:p>1.383E-02</text:p>
          </table:table-cell>
        </table:table-row>
        <table:table-row table:style-name="ro1">
          <table:table-cell office:value-type="string" calcext:value-type="string">
            <text:p>5p12</text:p>
          </table:table-cell>
          <table:table-cell/>
          <table:table-cell table:style-name="ce7" office:value-type="float" office:value="-1.41916" calcext:value-type="float">
            <text:p>-1.41916E+00</text:p>
          </table:table-cell>
          <table:table-cell table:style-name="ce6" office:value-type="float" office:value="1.4621690404" calcext:value-type="float">
            <text:p>1.46217E+00</text:p>
          </table:table-cell>
          <table:table-cell table:style-name="ce6" office:value-type="float" office:value="1.4587273733" calcext:value-type="float">
            <text:p>1.45873E+00</text:p>
          </table:table-cell>
          <table:table-cell table:style-name="ce10"/>
          <table:table-cell/>
          <table:table-cell table:style-name="ce10" table:number-columns-repeated="7"/>
          <table:table-cell table:style-name="ce10" table:formula="of:=(ABS([.D18]) - ABS([.C18]))/ABS([.C18])" office:value-type="float" office:value="0.0303059841032724" calcext:value-type="float">
            <text:p>3.031E-02</text:p>
          </table:table-cell>
          <table:table-cell table:style-name="ce10" table:formula="of:=(ABS([.E18]) - ABS([.C18]))/ABS([.C18])" office:value-type="float" office:value="0.0278808402858028" calcext:value-type="float">
            <text:p>2.788E-02</text:p>
          </table:table-cell>
        </table:table-row>
        <table:table-row table:style-name="ro1">
          <table:table-cell office:value-type="string" calcext:value-type="string">
            <text:p>5p32</text:p>
          </table:table-cell>
          <table:table-cell/>
          <table:table-cell table:style-name="ce7" office:value-type="float" office:value="-1.18279" calcext:value-type="float">
            <text:p>-1.18279E+00</text:p>
          </table:table-cell>
          <table:table-cell table:style-name="ce6" office:value-type="float" office:value="1.2240261485" calcext:value-type="float">
            <text:p>1.22403E+00</text:p>
          </table:table-cell>
          <table:table-cell table:style-name="ce6" office:value-type="float" office:value="1.220419866" calcext:value-type="float">
            <text:p>1.22042E+00</text:p>
          </table:table-cell>
          <table:table-cell table:style-name="ce10"/>
          <table:table-cell/>
          <table:table-cell table:style-name="ce10" table:number-columns-repeated="7"/>
          <table:table-cell table:style-name="ce10" table:formula="of:=(ABS([.D19]) - ABS([.C19]))/ABS([.C19])" office:value-type="float" office:value="0.0348634571648392" calcext:value-type="float">
            <text:p>3.486E-02</text:p>
          </table:table-cell>
          <table:table-cell table:style-name="ce10" table:formula="of:=(ABS([.E19]) - ABS([.C19]))/ABS([.C19])" office:value-type="float" office:value="0.0318144945425647" calcext:value-type="float">
            <text:p>3.181E-02</text:p>
          </table:table-cell>
        </table:table-row>
        <table:table-row table:style-name="ro1">
          <table:table-cell office:value-type="string" calcext:value-type="string">
            <text:p>4f52</text:p>
          </table:table-cell>
          <table:table-cell/>
          <table:table-cell table:style-name="ce6" office:value-type="float" office:value="-0.53899" calcext:value-type="float">
            <text:p>-5.38990E-01</text:p>
          </table:table-cell>
          <table:table-cell table:style-name="ce6" office:value-type="float" office:value="0.5804189947" calcext:value-type="float">
            <text:p>5.80419E-01</text:p>
          </table:table-cell>
          <table:table-cell table:style-name="ce6" office:value-type="float" office:value="0.57590736186" calcext:value-type="float">
            <text:p>5.75907E-01</text:p>
          </table:table-cell>
          <table:table-cell table:style-name="ce10"/>
          <table:table-cell/>
          <table:table-cell table:style-name="ce10" table:number-columns-repeated="7"/>
          <table:table-cell table:style-name="ce10" table:formula="of:=(ABS([.D20]) - ABS([.C20]))/ABS([.C20])" office:value-type="float" office:value="0.0768641249373828" calcext:value-type="float">
            <text:p>7.686E-02</text:p>
          </table:table-cell>
          <table:table-cell table:style-name="ce10" table:formula="of:=(ABS([.E20]) - ABS([.C20]))/ABS([.C20])" office:value-type="float" office:value="0.0684935933134194" calcext:value-type="float">
            <text:p>6.849E-02</text:p>
          </table:table-cell>
        </table:table-row>
        <table:table-row table:style-name="ro1">
          <table:table-cell office:value-type="string" calcext:value-type="string">
            <text:p>4f72</text:p>
          </table:table-cell>
          <table:table-cell/>
          <table:table-cell table:style-name="ce6" office:value-type="float" office:value="-0.48019" calcext:value-type="float">
            <text:p>-4.80190E-01</text:p>
          </table:table-cell>
          <table:table-cell table:style-name="ce6" office:value-type="float" office:value="0.52162809217" calcext:value-type="float">
            <text:p>5.21628E-01</text:p>
          </table:table-cell>
          <table:table-cell table:style-name="ce6" office:value-type="float" office:value="0.51697428316" calcext:value-type="float">
            <text:p>5.16974E-01</text:p>
          </table:table-cell>
          <table:table-cell table:style-name="ce10"/>
          <table:table-cell/>
          <table:table-cell table:style-name="ce10" table:number-columns-repeated="7"/>
          <table:table-cell table:style-name="ce10" table:formula="of:=(ABS([.D21]) - ABS([.C21]))/ABS([.C21])" office:value-type="float" office:value="0.0862952001707657" calcext:value-type="float">
            <text:p>8.630E-02</text:p>
          </table:table-cell>
          <table:table-cell table:style-name="ce10" table:formula="of:=(ABS([.E21]) - ABS([.C21]))/ABS([.C21])" office:value-type="float" office:value="0.0766036009912743" calcext:value-type="float">
            <text:p>7.660E-02</text:p>
          </table:table-cell>
        </table:table-row>
        <table:table-row table:style-name="ro1">
          <table:table-cell office:value-type="string" calcext:value-type="string">
            <text:p>6s</text:p>
          </table:table-cell>
          <table:table-cell/>
          <table:table-cell table:style-name="ce6" office:value-type="float" office:value="-0.19652" calcext:value-type="float">
            <text:p>-1.96520E-01</text:p>
          </table:table-cell>
          <table:table-cell table:style-name="ce6" office:value-type="float" office:value="0.26613900672" calcext:value-type="float">
            <text:p>2.66139E-01</text:p>
          </table:table-cell>
          <table:table-cell table:style-name="ce6" office:value-type="float" office:value="0.19666439239" calcext:value-type="float">
            <text:p>1.96664E-01</text:p>
          </table:table-cell>
          <table:table-cell table:style-name="ce10"/>
          <table:table-cell/>
          <table:table-cell table:style-name="ce10" table:number-columns-repeated="7"/>
          <table:table-cell table:style-name="ce10" table:formula="of:=(ABS([.D22]) - ABS([.C22]))/ABS([.C22])" office:value-type="float" office:value="0.354259142682678" calcext:value-type="float">
            <text:p>3.543E-01</text:p>
          </table:table-cell>
          <table:table-cell table:style-name="ce10" table:formula="of:=(ABS([.E22]) - ABS([.C22]))/ABS([.C22])" office:value-type="float" office:value="0.000734746539792235" calcext:value-type="float">
            <text:p>7.347E-04</text:p>
          </table:table-cell>
        </table:table-row>
        <table:table-row table:style-name="ro1">
          <table:table-cell table:style-name="ce1" office:value-type="string" calcext:value-type="string">
            <text:p>5d32</text:p>
          </table:table-cell>
          <table:table-cell table:style-name="ce5"/>
          <table:table-cell table:style-name="ce8" office:value-type="float" office:value="0.0703098476" calcext:value-type="float">
            <text:p>7.03098E-02</text:p>
          </table:table-cell>
          <table:table-cell table:style-name="ce6" office:value-type="float" office:value="0.27106571466" calcext:value-type="float">
            <text:p>2.71066E-01</text:p>
          </table:table-cell>
          <table:table-cell table:style-name="ce6" office:value-type="float" office:value="0.1505862132" calcext:value-type="float">
            <text:p>1.50586E-01</text:p>
          </table:table-cell>
          <table:table-cell table:style-name="ce10"/>
          <table:table-cell/>
          <table:table-cell table:style-name="ce10" table:number-columns-repeated="7"/>
          <table:table-cell table:style-name="ce10" table:formula="of:=(ABS([.D23]) - ABS([.C23]))/ABS([.C23])" office:value-type="float" office:value="2.85530226437299" calcext:value-type="float">
            <text:p>2.855E+00</text:p>
          </table:table-cell>
          <table:table-cell table:style-name="ce10" table:formula="of:=(ABS([.E23]) - ABS([.C23]))/ABS([.C23])" office:value-type="float" office:value="1.14175138106828" calcext:value-type="float">
            <text:p>1.142E+00</text:p>
          </table:table-cell>
        </table:table-row>
        <table:table-row table:style-name="ro1">
          <table:table-cell table:style-name="ce1" office:value-type="string" calcext:value-type="string">
            <text:p>5d52</text:p>
          </table:table-cell>
          <table:table-cell table:style-name="ce5"/>
          <table:table-cell table:style-name="ce8" office:value-type="float" office:value="0.08326183296" calcext:value-type="float">
            <text:p>8.32618E-02</text:p>
          </table:table-cell>
          <table:table-cell table:style-name="ce6" office:value-type="float" office:value="0.3109076183" calcext:value-type="float">
            <text:p>3.10908E-01</text:p>
          </table:table-cell>
          <table:table-cell table:style-name="ce6" office:value-type="float" office:value="0.15152527696" calcext:value-type="float">
            <text:p>1.51525E-01</text:p>
          </table:table-cell>
          <table:table-cell table:style-name="ce10"/>
          <table:table-cell/>
          <table:table-cell table:style-name="ce10" table:number-columns-repeated="7"/>
          <table:table-cell table:style-name="ce10" table:formula="of:=(ABS([.D24]) - ABS([.C24]))/ABS([.C24])" office:value-type="float" office:value="2.73409529008764" calcext:value-type="float">
            <text:p>2.734E+00</text:p>
          </table:table-cell>
          <table:table-cell table:style-name="ce10" table:formula="of:=(ABS([.E24]) - ABS([.C24]))/ABS([.C24])" office:value-type="float" office:value="0.819864775650503" calcext:value-type="float">
            <text:p>8.199E-01</text:p>
          </table:table-cell>
        </table:table-row>
        <table:table-row table:style-name="ro1">
          <table:table-cell table:style-name="ce1" office:value-type="string" calcext:value-type="string">
            <text:p>5f52</text:p>
          </table:table-cell>
          <table:table-cell table:style-name="ce5"/>
          <table:table-cell table:style-name="ce8"/>
          <table:table-cell table:number-columns-repeated="2" table:style-name="ce6" office:value-type="float" office:value="0.29130154998" calcext:value-type="float">
            <text:p>2.91302E-01</text:p>
          </table:table-cell>
          <table:table-cell table:style-name="ce10"/>
          <table:table-cell/>
          <table:table-cell table:style-name="ce10" table:number-columns-repeated="9"/>
        </table:table-row>
        <table:table-row table:style-name="ro1">
          <table:table-cell table:style-name="ce1" office:value-type="string" calcext:value-type="string">
            <text:p>5f72</text:p>
          </table:table-cell>
          <table:table-cell table:style-name="ce5"/>
          <table:table-cell table:style-name="ce6"/>
          <table:table-cell table:number-columns-repeated="2" table:style-name="ce6" office:value-type="float" office:value="0.29614438192" calcext:value-type="float">
            <text:p>2.96144E-01</text:p>
          </table:table-cell>
          <table:table-cell table:style-name="ce10"/>
          <table:table-cell/>
          <table:table-cell table:style-name="ce10" table:number-columns-repeated="9"/>
        </table:table-row>
        <table:table-row table:style-name="ro1">
          <table:table-cell table:style-name="ce1" office:value-type="string" calcext:value-type="string">
            <text:p>6p12</text:p>
          </table:table-cell>
          <table:table-cell/>
          <table:table-cell table:style-name="ce9" office:value-type="float" office:value="0.0822089077" calcext:value-type="float">
            <text:p>8.22089E-02</text:p>
          </table:table-cell>
          <table:table-cell table:style-name="ce6" office:value-type="float" office:value="0.15071122426" calcext:value-type="float">
            <text:p>1.50711E-01</text:p>
          </table:table-cell>
          <table:table-cell table:style-name="ce6" office:value-type="float" office:value="0.14406761354" calcext:value-type="float">
            <text:p>1.44068E-01</text:p>
          </table:table-cell>
          <table:table-cell table:style-name="ce10"/>
          <table:table-cell/>
          <table:table-cell table:style-name="ce10" table:number-columns-repeated="7"/>
          <table:table-cell table:style-name="ce10" table:formula="of:=(ABS([.D27]) - ABS([.C27]))/ABS([.C27])" office:value-type="float" office:value="0.833271216909746" calcext:value-type="float">
            <text:p>8.333E-01</text:p>
          </table:table-cell>
          <table:table-cell table:style-name="ce10" table:formula="of:=(ABS([.E27]) - ABS([.C27]))/ABS([.C27])" office:value-type="float" office:value="0.752457459546078" calcext:value-type="float">
            <text:p>7.525E-01</text:p>
          </table:table-cell>
        </table:table-row>
        <table:table-row table:style-name="ro1">
          <table:table-cell table:style-name="ce1" office:value-type="string" calcext:value-type="string">
            <text:p>6p32</text:p>
          </table:table-cell>
          <table:table-cell/>
          <table:table-cell table:style-name="ce8" office:value-type="float" office:value="0.11293393232" calcext:value-type="float">
            <text:p>1.12934E-01</text:p>
          </table:table-cell>
          <table:table-cell table:style-name="ce6" office:value-type="float" office:value="0.15889575614" calcext:value-type="float">
            <text:p>1.58896E-01</text:p>
          </table:table-cell>
          <table:table-cell table:style-name="ce6" office:value-type="float" office:value="0.13647089783" calcext:value-type="float">
            <text:p>1.36471E-01</text:p>
          </table:table-cell>
          <table:table-cell table:style-name="ce10"/>
          <table:table-cell/>
          <table:table-cell table:style-name="ce10" table:number-columns-repeated="7"/>
          <table:table-cell table:style-name="ce10" table:formula="of:=(ABS([.D28]) - ABS([.C28]))/ABS([.C28])" office:value-type="float" office:value="0.406979752460637" calcext:value-type="float">
            <text:p>4.070E-01</text:p>
          </table:table-cell>
          <table:table-cell table:style-name="ce10" table:formula="of:=(ABS([.E28]) - ABS([.C28]))/ABS([.C28])" office:value-type="float" office:value="0.208413583291403" calcext:value-type="float">
            <text:p>2.084E-01</text:p>
          </table:table-cell>
        </table:table-row>
        <table:table-row table:style-name="ro1" table:number-rows-repeated="5">
          <table:table-cell table:number-columns-repeated="7"/>
          <table:table-cell table:style-name="ce11"/>
          <table:table-cell table:number-columns-repeated="8"/>
        </table:table-row>
        <table:table-row table:style-name="ro1">
          <table:table-cell table:style-name="ce1" office:value-type="string" calcext:value-type="string">
            <text:p>6p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6p-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to initialize a run</text:p>
          </table:table-cell>
          <table:table-cell/>
          <table:table-cell office:value-type="string" calcext:value-type="string">
            <text:p>orbitals to be varied</text:p>
          </table:table-cell>
          <table:table-cell office:value-type="string" calcext:value-type="string">
            <text:p>spectroscopic?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./sh_initial_DF_ansatz399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./sh_jjgen_DFv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$GRASP/bin/rscf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T A</text:p>
          </table:table-cell>
          <table:table-cell/>
          <table:table-cell office:value-type="string" calcext:value-type="string">
            <text:p>1* 2* 3* 4s 4p* 4d*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load previous orbs for next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$GRASP/bin/rsave grant39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./sh_initial_grant39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T B</text:p>
          </table:table-cell>
          <table:table-cell/>
          <table:table-cell office:value-type="string" calcext:value-type="string">
            <text:p>1* 2* 3* 4s 4p* 4d* 5s 6s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$GRASP/bin/rsave grant39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./sh_initial_grant39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$GRASP/bin/rscf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T C</text:p>
          </table:table-cell>
          <table:table-cell/>
          <table:table-cell table:style-name="ce3" office:value-type="string" calcext:value-type="string">
            <text:p>1s 2s 3s 4s 5s 5p- 5p 4f- 4f 6s 5d- 5d 6p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$GRASP/bin/rsave grant39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./sh_initial_grant39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$GRASP/bin/rscf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T D</text:p>
          </table:table-cell>
          <table:table-cell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$GRASP/bin/rsave grant39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./sh_initial_grant39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$GRASP/bin/rscf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T 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6p 6p-</text:p>
          </table:table-cell>
          <table:table-cell office:value-type="string" calcext:value-type="string">
            <text:p>*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1* 2* 3* 4s 4p* 4d* 5s 5p* 4f* 6s 6p 6p-</text:p>
          </table:table-cell>
          <table:table-cell office:value-type="string" calcext:value-type="string">
            <text:p>6s 6p*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$GRASP/bin/rsave grant39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./sh_jjgen_DFv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./sh_initial_grant39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$GRASP/bin/rscf2</text:p>
          </table:table-cell>
          <table:table-cell/>
          <table:table-cell office:value-type="string" calcext:value-type="string">
            <text:p>1* 2* 3* 4s 4p* 4d* 5s 5p* 4f* 6s 6p 5d* 6p-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$GRASP/bin/rsave grant39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./sh_initial_grant39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$GRASP/bin/rscf2</text:p>
          </table:table-cell>
          <table:table-cell/>
          <table:table-cell office:value-type="string" calcext:value-type="string">
            <text:p>1* 2* 3* 4s 4p* 4d* 5s 5p* 4f* 6s 6p 5d 5d- 6p-</text:p>
          </table:table-cell>
          <table:table-cell office:value-type="string" calcext:value-type="string">
            <text:p>Blocks: 1; 2,1; 3,2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$GRASP/bin/rsave grant39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p 6s_6p_5d.inp rcsl.inp</text:p>
          </table:table-cell>
          <table:table-cell/>
          <table:table-cell office:value-type="string" calcext:value-type="string">
            <text:p>use 6s 6p 5d config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./sh_initial_grant39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$GRASP/bin/erwf</text:p>
          </table:table-cell>
          <table:table-cell/>
          <table:table-cell office:value-type="string" calcext:value-type="string">
            <text:p>TF for n=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1* 2* 3* 4s 4p* 4d* 5s 5p* 4f* 6s 6p 5d 5d- 6p- 7s 7p*</text:p>
          </table:table-cell>
          <table:table-cell office:value-type="string" calcext:value-type="string">
            <text:p>6s 6p* 5d*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./sh_jjgen_DFv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./sh_initial_grant39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$GRASP/bin/erwf</text:p>
          </table:table-cell>
          <table:table-cell/>
          <table:table-cell office:value-type="string" calcext:value-type="string">
            <text:p>4f- 4f 6s 5d 5d- 6p 6p-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ext time: reproduce set D, do different ground state calcs</text:p>
          </table:table-cell>
          <table:table-cell table:number-columns-repeated="15"/>
        </table:table-row>
      </table:table>
      <table:table table:name="NIST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bsolute Energy Levels (frozen core)</text:p>
          </table:table-cell>
          <table:table-cell table:style-name="ce12"/>
          <table:table-cell table:number-columns-repeated="3"/>
          <table:table-cell table:style-name="ce12" office:value-type="float" office:value="0.00000456" calcext:value-type="float">
            <text:p>4.56E-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parity</text:p>
          </table:table-cell>
          <table:table-cell office:value-type="string" calcext:value-type="string">
            <text:p>Level (cm-1)</text:p>
          </table:table-cell>
          <table:table-cell office:value-type="string" calcext:value-type="string">
            <text:p>Energy Splitting (hr)</text:p>
          </table:table-cell>
          <table:table-cell/>
          <table:table-cell office:value-type="string" calcext:value-type="string">
            <text:p>Absolute Energy Level (hr)</text:p>
          </table:table-cell>
        </table:table-row>
        <table:table-row table:style-name="ro1">
          <table:table-cell office:value-type="string" calcext:value-type="string">
            <text:p>6s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table:formula="of:=[.E3]*[.$F$1]" office:value-type="float" office:value="0" calcext:value-type="float">
            <text:p>0</text:p>
          </table:table-cell>
          <table:table-cell/>
          <table:table-cell table:style-name="ce5" office:value-type="float" office:value="0.19652" calcext:value-type="float">
            <text:p>1.9652E-01</text:p>
          </table:table-cell>
        </table:table-row>
        <table:table-row table:style-name="ro1">
          <table:table-cell office:value-type="string" calcext:value-type="string">
            <text:p>6s6p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7288.439" calcext:value-type="float">
            <text:p>17288.439</text:p>
          </table:table-cell>
          <table:table-cell table:formula="of:=[.E4]*[.$F$1]" office:value-type="float" office:value="0.07883528184" calcext:value-type="float">
            <text:p>0.07883528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7992.007" calcext:value-type="float">
            <text:p>17992.007</text:p>
          </table:table-cell>
          <table:table-cell table:formula="of:=[.E5]*[.$F$1]" office:value-type="float" office:value="0.08204355192" calcext:value-type="float">
            <text:p>0.0820435519</text:p>
          </table:table-cell>
          <table:table-cell table:formula="of:=AVERAGE([.F4:.F6])" office:value-type="float" office:value="0.08358606768" calcext:value-type="float">
            <text:p>0.0835860677</text:p>
          </table:table-cell>
          <table:table-cell table:formula="of:=[.H$3]-[.G5]" office:value-type="float" office:value="0.11293393232" calcext:value-type="float">
            <text:p>0.1129339323</text:p>
          </table:table-cell>
        </table:table-row>
        <table:table-row table:style-name="ro1">
          <table:table-cell/>
          <table:table-cell table:style-name="ce13" office:value-type="string" calcext:value-type="string">
            <text:p>clock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-</text:p>
          </table:table-cell>
          <table:table-cell table:style-name="ce13" office:value-type="float" office:value="19710.388" calcext:value-type="float">
            <text:p>19710.388</text:p>
          </table:table-cell>
          <table:table-cell table:style-name="ce13" table:formula="of:=[.E6]*[.$F$1]" office:value-type="float" office:value="0.08987936928" calcext:value-type="float">
            <text:p>0.0898793693</text:p>
          </table:table-cell>
          <table:table-cell table:style-name="ce13"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5d6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4489.102" calcext:value-type="float">
            <text:p>24489.102</text:p>
          </table:table-cell>
          <table:table-cell table:formula="of:=[.E8]*[.$F$1]" office:value-type="float" office:value="0.11167030512" calcext:value-type="float">
            <text:p>0.11167030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24751.948" calcext:value-type="float">
            <text:p>24751.948</text:p>
          </table:table-cell>
          <table:table-cell table:formula="of:=[.E9]*[.$F$1]" office:value-type="float" office:value="0.11286888288" calcext:value-type="float">
            <text:p>0.1128688829</text:p>
          </table:table-cell>
          <table:table-cell table:formula="of:=AVERAGE([.F8:.F10])" office:value-type="float" office:value="0.11325816704" calcext:value-type="float">
            <text:p>0.113258167</text:p>
          </table:table-cell>
          <table:table-cell table:formula="of:=[.H$3]-[.G9]" office:value-type="float" office:value="0.08326183296" calcext:value-type="float">
            <text:p>0.08326183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25270.902" calcext:value-type="float">
            <text:p>25270.902</text:p>
          </table:table-cell>
          <table:table-cell table:formula="of:=[.E10]*[.$F$1]" office:value-type="float" office:value="0.11523531312" calcext:value-type="float">
            <text:p>0.115235313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6s6p</text:p>
          </table:table-cell>
          <table:table-cell table:style-name="ce13" office:value-type="float" office:value="399" calcext:value-type="float">
            <text:p>39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3" office:value-type="float" office:value="25068.222" calcext:value-type="float">
            <text:p>25068.222</text:p>
          </table:table-cell>
          <table:table-cell table:style-name="ce13" table:formula="of:=[.E12]*[.$F$1]" office:value-type="float" office:value="0.11431109232" calcext:value-type="float">
            <text:p>0.1143110923</text:p>
          </table:table-cell>
          <table:table-cell table:style-name="ce13" table:formula="of:=[.F12]" office:value-type="float" office:value="0.11431109232" calcext:value-type="float">
            <text:p>0.1143110923</text:p>
          </table:table-cell>
          <table:table-cell table:style-name="ce13" table:formula="of:=[.H$3]-[.G12]" office:value-type="float" office:value="0.08220890768" calcext:value-type="float">
            <text:p>0.082208907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5d6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27677.665" calcext:value-type="float">
            <text:p>27677.665</text:p>
          </table:table-cell>
          <table:table-cell table:formula="of:=[.E14]*[.$F$1]" office:value-type="float" office:value="0.1262101524" calcext:value-type="float">
            <text:p>0.1262101524</text:p>
          </table:table-cell>
          <table:table-cell table:formula="of:=[.F14]" office:value-type="float" office:value="0.1262101524" calcext:value-type="float">
            <text:p>0.1262101524</text:p>
          </table:table-cell>
          <table:table-cell table:formula="of:=[.H$3]-[.G14]" office:value-type="float" office:value="0.0703098476" calcext:value-type="float">
            <text:p>0.070309847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4f13 5d32 6s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3188.518" calcext:value-type="float">
            <text:p>23188.518</text:p>
          </table:table-cell>
          <table:table-cell table:formula="of:=[.E16]*[.$F$1]" office:value-type="float" office:value="0.10573964208" calcext:value-type="float">
            <text:p>0.10573964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25859.682" calcext:value-type="float">
            <text:p>25859.682</text:p>
          </table:table-cell>
          <table:table-cell table:formula="of:=[.E17]*[.$F$1]" office:value-type="float" office:value="0.11792014992" calcext:value-type="float">
            <text:p>0.11792014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7445.638" calcext:value-type="float">
            <text:p>27445.638</text:p>
          </table:table-cell>
          <table:table-cell table:formula="of:=[.E18]*[.$F$1]" office:value-type="float" office:value="0.12515210928" calcext:value-type="float">
            <text:p>0.12515210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8184.512" calcext:value-type="float">
            <text:p>28184.512</text:p>
          </table:table-cell>
          <table:table-cell table:formula="of:=[.E19]*[.$F$1]" office:value-type="float" office:value="0.12852137472" calcext:value-type="float">
            <text:p>0.128521374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4f13 5d52 6s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7314.919" calcext:value-type="float">
            <text:p>27314.919</text:p>
          </table:table-cell>
          <table:table-cell table:formula="of:=[.E21]*[.$F$1]" office:value-type="float" office:value="0.12455603064" calcext:value-type="float">
            <text:p>0.12455603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8195.96" calcext:value-type="float">
            <text:p>28195.96</text:p>
          </table:table-cell>
          <table:table-cell table:formula="of:=[.E22]*[.$F$1]" office:value-type="float" office:value="0.1285735776" calcext:value-type="float">
            <text:p>0.1285735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8857.014" calcext:value-type="float">
            <text:p>28857.014</text:p>
          </table:table-cell>
          <table:table-cell table:formula="of:=[.E23]*[.$F$1]" office:value-type="float" office:value="0.13158798384" calcext:value-type="float">
            <text:p>0.13158798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9774.958" calcext:value-type="float">
            <text:p>29774.958</text:p>
          </table:table-cell>
          <table:table-cell table:formula="of:=[.E24]*[.$F$1]" office:value-type="float" office:value="0.13577380848" calcext:value-type="float">
            <text:p>0.13577380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0207.38" calcext:value-type="float">
            <text:p>30207.38</text:p>
          </table:table-cell>
          <table:table-cell table:formula="of:=[.E25]*[.$F$1]" office:value-type="float" office:value="0.1377456528" calcext:value-type="float">
            <text:p>0.13774565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0524.714" calcext:value-type="float">
            <text:p>30524.714</text:p>
          </table:table-cell>
          <table:table-cell table:formula="of:=[.E26]*[.$F$1]" office:value-type="float" office:value="0.13919269584" calcext:value-type="float">
            <text:p>0.139192695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4f13 (2F-) 5d 6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8422.36" calcext:value-type="float">
            <text:p>38422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f13 (2F-) 5d 6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7414.59" calcext:value-type="float">
            <text:p>37414.59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Block index</text:p>
          </table:table-cell>
          <table:table-cell office:value-type="string" calcext:value-type="string">
            <text:p>which levels?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is g.s</text:p>
          </table:table-cell>
          <table:table-cell table:style-name="ce11" office:value-type="float" office:value="-14067.64016385" calcext:value-type="float">
            <text:p>-1.41E+04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2 is 399</text:p>
          </table:table-cell>
          <table:table-cell table:style-name="ce11" office:value-type="float" office:value="-14067.54332575" calcext:value-type="float">
            <text:p>-1.41E+0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1 is 567</text:p>
          </table:table-cell>
          <table:table-cell table:style-name="ce11" office:value-type="float" office:value="-14067.64716441" calcext:value-type="float">
            <text:p>-1.41E+0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6s 4f 5d- 5d 6p 6p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ition Comparis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nometers</text:p>
          </table:table-cell>
          <table:table-cell office:value-type="string" calcext:value-type="string">
            <text:p>hartree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xc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fractional dif</text:p>
          </table:table-cell>
          <table:table-cell/>
        </table:table-row>
        <table:table-row table:style-name="ro1">
          <table:table-cell office:value-type="string" calcext:value-type="string">
            <text:p>6s 6p-</text:p>
          </table:table-cell>
          <table:table-cell office:value-type="float" office:value="399" calcext:value-type="float">
            <text:p>399</text:p>
          </table:table-cell>
          <table:table-cell office:value-type="float" office:value="0.11431109232" calcext:value-type="float">
            <text:p>0.1143110923</text:p>
          </table:table-cell>
          <table:table-cell table:style-name="ce11" office:value-type="float" office:value="-14067.68051176" calcext:value-type="float">
            <text:p>-1.41E+04</text:p>
          </table:table-cell>
          <table:table-cell table:style-name="ce11" office:value-type="float" office:value="-14067.53740793" calcext:value-type="float">
            <text:p>-1.41E+04</text:p>
          </table:table-cell>
          <table:table-cell table:formula="of:=ABS([.D46])-ABS([.E46])" office:value-type="float" office:value="0.143103829999745" calcext:value-type="float">
            <text:p>0.14310383</text:p>
          </table:table-cell>
          <table:table-cell table:formula="of:=(ABS([.C$46])-ABS([.F$46]))/[.C$46]" office:value-type="float" office:value="-0.251880522663047" calcext:value-type="float">
            <text:p>-0.2518805227</text:p>
          </table:table-cell>
          <table:table-cell/>
        </table:table-row>
        <table:table-row table:style-name="ro1">
          <table:table-cell office:value-type="string" calcext:value-type="string">
            <text:p>6s 6p</text:p>
          </table:table-cell>
          <table:table-cell office:value-type="float" office:value="567" calcext:value-type="float">
            <text:p>567</text:p>
          </table:table-cell>
          <table:table-cell office:value-type="float" office:value="0.08987936928" calcext:value-type="float">
            <text:p>0.0898793693</text:p>
          </table:table-cell>
          <table:table-cell table:style-name="ce11" office:value-type="float" office:value="-14067.68051176" calcext:value-type="float">
            <text:p>-1.41E+04</text:p>
          </table:table-cell>
          <table:table-cell table:style-name="ce11" office:value-type="float" office:value="-14067.49389774" calcext:value-type="float">
            <text:p>-1.41E+04</text:p>
          </table:table-cell>
          <table:table-cell table:formula="of:=ABS([.D47])-ABS([.E47])" office:value-type="float" office:value="0.186614019999979" calcext:value-type="float">
            <text:p>0.18661402</text:p>
          </table:table-cell>
          <table:table-cell table:formula="of:=(ABS([.C$47])-ABS([.F$47]))/[.C$47]" office:value-type="float" office:value="-1.07627202432432" calcext:value-type="float">
            <text:p>-1.0762720243</text:p>
          </table:table-cell>
          <table:table-cell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0.11431109232" calcext:value-type="float">
            <text:p>0.1143110923</text:p>
          </table:table-cell>
          <table:table-cell table:style-name="ce11" office:value-type="float" office:value="0.32972611" calcext:value-type="float">
            <text:p>3.30E-01</text:p>
          </table:table-cell>
          <table:table-cell table:style-name="ce11" office:value-type="float" office:value="0.11979277" calcext:value-type="float">
            <text:p>1.20E-01</text:p>
          </table:table-cell>
          <table:table-cell table:formula="of:=ABS([.D48])-ABS([.E48])" office:value-type="float" office:value="0.20993334" calcext:value-type="float">
            <text:p>0.20993334</text:p>
          </table:table-cell>
          <table:table-cell table:formula="of:=([.C48]-[.F48])/[.C48]" office:value-type="float" office:value="-0.836508913870906" calcext:value-type="float">
            <text:p>-0.8365089139</text:p>
          </table:table-cell>
          <table:table-cell/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office:value-type="float" office:value="0.08987936928" calcext:value-type="float">
            <text:p>0.0898793693</text:p>
          </table:table-cell>
          <table:table-cell table:style-name="ce11" office:value-type="float" office:value="0.32972611" calcext:value-type="float">
            <text:p>3.30E-01</text:p>
          </table:table-cell>
          <table:table-cell table:style-name="ce11" office:value-type="float" office:value="0.10936684" calcext:value-type="float">
            <text:p>1.09E-01</text:p>
          </table:table-cell>
          <table:table-cell table:formula="of:=ABS([.D49])-ABS([.E49])" office:value-type="float" office:value="0.22035927" calcext:value-type="float">
            <text:p>0.22035927</text:p>
          </table:table-cell>
          <table:table-cell table:formula="of:=([.C49]-[.F49])/[.C49]" office:value-type="float" office:value="-1.45172247830887" calcext:value-type="float">
            <text:p>-1.4517224783</text:p>
          </table:table-cell>
          <table:table-cell/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JJGEN V8 BLOCKS</text:p>
          </table:table-cell>
          <table:table-cell/>
        </table:table-row>
        <table:table-row table:style-name="ro1"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1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1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,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JJGEN V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3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4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6">00/00/0000</text:date>, <text:time style:data-style-name="N2" text:time-value="17:24:26.277445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0:08:53.903214589</meta:creation-date>
    <dc:date>2019-03-12T20:54:04.068301875</dc:date>
    <meta:editing-duration>PT8H8M46S</meta:editing-duration>
    <meta:editing-cycles>34</meta:editing-cycles>
    <meta:generator>LibreOffice/5.1.6.2$Linux_X86_64 LibreOffice_project/10m0$Build-2</meta:generator>
    <meta:document-statistic meta:table-count="3" meta:cell-count="4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993cm" svg:height="14.79cm" xlink:href=".." xlink:type="simple" chart:class="chart:bar" chart:style-name="ch1">
        <chart:legend chart:legend-position="end" svg:x="11.518cm" svg:y="7.096cm" style:legend-expansion="high" chart:style-name="ch2"/>
        <chart:plot-area chart:style-name="ch3" table:cell-range-address="Grant.A3:Grant.A29 Grant.D2:Grant.D2 Grant.O3:Grant.O29" chart:data-source-has-labels="both" svg:x="0.279cm" svg:y="0.295cm" svg:width="10.96cm" svg:height="14.2cm">
          <chartooo:coordinate-region svg:x="1.271cm" svg:y="0.295cm" svg:width="9.573cm" svg:height="12.49cm"/>
          <chart:axis chart:dimension="x" chart:name="primary-x" chart:style-name="ch4" chartooo:axis-type="auto">
            <chartooo:date-scale/>
            <chart:categories table:cell-range-address="Grant.A3:Grant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nt.O3:Grant.O29" chart:label-cell-address="Grant.D2:Grant.D2" chart:class="chart:bar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fter Set D</text:p>
                <draw:g>
                  <svg:desc>Grant.D2:Grant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s</text:p>
                <draw:g>
                  <svg:desc>Grant.A3:Grant.A29</svg:desc>
                </draw:g>
              </table:table-cell>
              <table:table-cell office:value-type="float" office:value="0.0000188467159099614">
                <text:p>0.0000188467159099614</text:p>
                <draw:g>
                  <svg:desc>Grant.O3:Grant.O29</svg:desc>
                </draw:g>
              </table:table-cell>
            </table:table-row>
            <table:table-row>
              <table:table-cell office:value-type="string">
                <text:p>2s</text:p>
              </table:table-cell>
              <table:table-cell office:value-type="float" office:value="0.000105749634944285">
                <text:p>0.000105749634944285</text:p>
              </table:table-cell>
            </table:table-row>
            <table:table-row>
              <table:table-cell office:value-type="string">
                <text:p>2p12</text:p>
              </table:table-cell>
              <table:table-cell office:value-type="float" office:value="0.000111536678228719">
                <text:p>0.000111536678228719</text:p>
              </table:table-cell>
            </table:table-row>
            <table:table-row>
              <table:table-cell office:value-type="string">
                <text:p>2p32</text:p>
              </table:table-cell>
              <table:table-cell office:value-type="float" office:value="0.000124153893154184">
                <text:p>0.000124153893154184</text:p>
              </table:table-cell>
            </table:table-row>
            <table:table-row>
              <table:table-cell office:value-type="string">
                <text:p>3s</text:p>
              </table:table-cell>
              <table:table-cell office:value-type="float" office:value="0.000454729607413119">
                <text:p>0.000454729607413119</text:p>
              </table:table-cell>
            </table:table-row>
            <table:table-row>
              <table:table-cell office:value-type="string">
                <text:p>3p12</text:p>
              </table:table-cell>
              <table:table-cell office:value-type="float" office:value="0.000506671717704425">
                <text:p>0.000506671717704425</text:p>
              </table:table-cell>
            </table:table-row>
            <table:table-row>
              <table:table-cell office:value-type="string">
                <text:p>3p32</text:p>
              </table:table-cell>
              <table:table-cell office:value-type="float" office:value="0.000562575854420789">
                <text:p>0.000562575854420789</text:p>
              </table:table-cell>
            </table:table-row>
            <table:table-row>
              <table:table-cell office:value-type="string">
                <text:p>3d32</text:p>
              </table:table-cell>
              <table:table-cell office:value-type="float" office:value="0.000695173717092831">
                <text:p>0.000695173717092831</text:p>
              </table:table-cell>
            </table:table-row>
            <table:table-row>
              <table:table-cell office:value-type="string">
                <text:p>3d52</text:p>
              </table:table-cell>
              <table:table-cell office:value-type="float" office:value="0.000716944795837574">
                <text:p>0.000716944795837574</text:p>
              </table:table-cell>
            </table:table-row>
            <table:table-row>
              <table:table-cell office:value-type="string">
                <text:p>4s</text:p>
              </table:table-cell>
              <table:table-cell office:value-type="float" office:value="0.00217240797409673">
                <text:p>0.00217240797409673</text:p>
              </table:table-cell>
            </table:table-row>
            <table:table-row>
              <table:table-cell office:value-type="string">
                <text:p>4p12</text:p>
              </table:table-cell>
              <table:table-cell office:value-type="float" office:value="0.00271645069426722">
                <text:p>0.00271645069426722</text:p>
              </table:table-cell>
            </table:table-row>
            <table:table-row>
              <table:table-cell office:value-type="string">
                <text:p>4p32</text:p>
              </table:table-cell>
              <table:table-cell office:value-type="float" office:value="0.00308422112852352">
                <text:p>0.00308422112852352</text:p>
              </table:table-cell>
            </table:table-row>
            <table:table-row>
              <table:table-cell office:value-type="string">
                <text:p>4d32</text:p>
              </table:table-cell>
              <table:table-cell office:value-type="float" office:value="0.00531107238916114">
                <text:p>0.00531107238916114</text:p>
              </table:table-cell>
            </table:table-row>
            <table:table-row>
              <table:table-cell office:value-type="string">
                <text:p>4d52</text:p>
              </table:table-cell>
              <table:table-cell office:value-type="float" office:value="0.00555900601853662">
                <text:p>0.00555900601853662</text:p>
              </table:table-cell>
            </table:table-row>
            <table:table-row>
              <table:table-cell office:value-type="string">
                <text:p>5s</text:p>
              </table:table-cell>
              <table:table-cell office:value-type="float" office:value="0.0164981989825826">
                <text:p>0.0164981989825826</text:p>
              </table:table-cell>
            </table:table-row>
            <table:table-row>
              <table:table-cell office:value-type="string">
                <text:p>5p12</text:p>
              </table:table-cell>
              <table:table-cell office:value-type="float" office:value="0.0303059841032724">
                <text:p>0.0303059841032724</text:p>
              </table:table-cell>
            </table:table-row>
            <table:table-row>
              <table:table-cell office:value-type="string">
                <text:p>5p32</text:p>
              </table:table-cell>
              <table:table-cell office:value-type="float" office:value="0.0348634571648392">
                <text:p>0.0348634571648392</text:p>
              </table:table-cell>
            </table:table-row>
            <table:table-row>
              <table:table-cell office:value-type="string">
                <text:p>4f52</text:p>
              </table:table-cell>
              <table:table-cell office:value-type="float" office:value="0.0768641249373828">
                <text:p>0.0768641249373828</text:p>
              </table:table-cell>
            </table:table-row>
            <table:table-row>
              <table:table-cell office:value-type="string">
                <text:p>4f72</text:p>
              </table:table-cell>
              <table:table-cell office:value-type="float" office:value="0.0862952001707657">
                <text:p>0.0862952001707657</text:p>
              </table:table-cell>
            </table:table-row>
            <table:table-row>
              <table:table-cell office:value-type="string">
                <text:p>6s</text:p>
              </table:table-cell>
              <table:table-cell office:value-type="float" office:value="0.354259142682678">
                <text:p>0.354259142682678</text:p>
              </table:table-cell>
            </table:table-row>
            <table:table-row>
              <table:table-cell office:value-type="string">
                <text:p>5d32</text:p>
              </table:table-cell>
              <table:table-cell office:value-type="float" office:value="2.85530226437299">
                <text:p>2.85530226437299</text:p>
              </table:table-cell>
            </table:table-row>
            <table:table-row>
              <table:table-cell office:value-type="string">
                <text:p>5d52</text:p>
              </table:table-cell>
              <table:table-cell office:value-type="float" office:value="2.73409529008764">
                <text:p>2.73409529008764</text:p>
              </table:table-cell>
            </table:table-row>
            <table:table-row>
              <table:table-cell office:value-type="string">
                <text:p>5f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f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p12</text:p>
              </table:table-cell>
              <table:table-cell office:value-type="float" office:value="0.833271216909746">
                <text:p>0.833271216909746</text:p>
              </table:table-cell>
            </table:table-row>
            <table:table-row>
              <table:table-cell office:value-type="string">
                <text:p>6p32</text:p>
              </table:table-cell>
              <table:table-cell office:value-type="float" office:value="0.406979752460637">
                <text:p>0.406979752460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867cm" svg:height="14.788cm" xlink:href=".." xlink:type="simple" chart:class="chart:bar" chart:style-name="ch1">
        <chart:legend chart:legend-position="end" svg:x="15.36cm" svg:y="7.095cm" style:legend-expansion="high" chart:style-name="ch2"/>
        <chart:plot-area chart:style-name="ch3" table:cell-range-address="Grant.A3:Grant.A28 Grant.E2:Grant.E2 Grant.P3:Grant.P28" chart:data-source-has-labels="both" svg:x="0.377cm" svg:y="0.295cm" svg:width="14.606cm" svg:height="14.198cm">
          <chartooo:coordinate-region svg:x="1.369cm" svg:y="0.295cm" svg:width="12.779cm" svg:height="13.551cm"/>
          <chart:axis chart:dimension="x" chart:name="primary-x" chart:style-name="ch4" chartooo:axis-type="auto">
            <chartooo:date-scale/>
            <chart:categories table:cell-range-address="Grant.A3:Grant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nt.P3:Grant.P28" chart:label-cell-address="Grant.E2:Grant.E2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fter jjgen_DF_v8</text:p>
                <draw:g>
                  <svg:desc>Grant.E2:Grant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s</text:p>
                <draw:g>
                  <svg:desc>Grant.A3:Grant.A28</svg:desc>
                </draw:g>
              </table:table-cell>
              <table:table-cell office:value-type="float" office:value="0.0000174308904325228">
                <text:p>0.0000174308904325228</text:p>
                <draw:g>
                  <svg:desc>Grant.P3:Grant.P28</svg:desc>
                </draw:g>
              </table:table-cell>
            </table:table-row>
            <table:table-row>
              <table:table-cell office:value-type="string">
                <text:p>2s</text:p>
              </table:table-cell>
              <table:table-cell office:value-type="float" office:value="0.0000949506147826047">
                <text:p>0.0000949506147826047</text:p>
              </table:table-cell>
            </table:table-row>
            <table:table-row>
              <table:table-cell office:value-type="string">
                <text:p>2p12</text:p>
              </table:table-cell>
              <table:table-cell office:value-type="float" office:value="0.000100675542423009">
                <text:p>0.000100675542423009</text:p>
              </table:table-cell>
            </table:table-row>
            <table:table-row>
              <table:table-cell office:value-type="string">
                <text:p>2p32</text:p>
              </table:table-cell>
              <table:table-cell office:value-type="float" office:value="0.000111969900272823">
                <text:p>0.000111969900272823</text:p>
              </table:table-cell>
            </table:table-row>
            <table:table-row>
              <table:table-cell office:value-type="string">
                <text:p>3s</text:p>
              </table:table-cell>
              <table:table-cell office:value-type="float" office:value="0.000405994645386742">
                <text:p>0.000405994645386742</text:p>
              </table:table-cell>
            </table:table-row>
            <table:table-row>
              <table:table-cell office:value-type="string">
                <text:p>3p12</text:p>
              </table:table-cell>
              <table:table-cell office:value-type="float" office:value="0.000453677368865182">
                <text:p>0.000453677368865182</text:p>
              </table:table-cell>
            </table:table-row>
            <table:table-row>
              <table:table-cell office:value-type="string">
                <text:p>3p32</text:p>
              </table:table-cell>
              <table:table-cell office:value-type="float" office:value="0.000505357679348687">
                <text:p>0.000505357679348687</text:p>
              </table:table-cell>
            </table:table-row>
            <table:table-row>
              <table:table-cell office:value-type="string">
                <text:p>3d32</text:p>
              </table:table-cell>
              <table:table-cell office:value-type="float" office:value="0.000625989066414889">
                <text:p>0.000625989066414889</text:p>
              </table:table-cell>
            </table:table-row>
            <table:table-row>
              <table:table-cell office:value-type="string">
                <text:p>3d52</text:p>
              </table:table-cell>
              <table:table-cell office:value-type="float" office:value="0.000644998048460933">
                <text:p>0.000644998048460933</text:p>
              </table:table-cell>
            </table:table-row>
            <table:table-row>
              <table:table-cell office:value-type="string">
                <text:p>4s</text:p>
              </table:table-cell>
              <table:table-cell office:value-type="float" office:value="0.00192074841772314">
                <text:p>0.00192074841772314</text:p>
              </table:table-cell>
            </table:table-row>
            <table:table-row>
              <table:table-cell office:value-type="string">
                <text:p>4p12</text:p>
              </table:table-cell>
              <table:table-cell office:value-type="float" office:value="0.00242024039122491">
                <text:p>0.00242024039122491</text:p>
              </table:table-cell>
            </table:table-row>
            <table:table-row>
              <table:table-cell office:value-type="string">
                <text:p>4p32</text:p>
              </table:table-cell>
              <table:table-cell office:value-type="float" office:value="0.00275426004106593">
                <text:p>0.00275426004106593</text:p>
              </table:table-cell>
            </table:table-row>
            <table:table-row>
              <table:table-cell office:value-type="string">
                <text:p>4d32</text:p>
              </table:table-cell>
              <table:table-cell office:value-type="float" office:value="0.00476081349094099">
                <text:p>0.00476081349094099</text:p>
              </table:table-cell>
            </table:table-row>
            <table:table-row>
              <table:table-cell office:value-type="string">
                <text:p>4d52</text:p>
              </table:table-cell>
              <table:table-cell office:value-type="float" office:value="0.00496779736650291">
                <text:p>0.00496779736650291</text:p>
              </table:table-cell>
            </table:table-row>
            <table:table-row>
              <table:table-cell office:value-type="string">
                <text:p>5s</text:p>
              </table:table-cell>
              <table:table-cell office:value-type="float" office:value="0.013826514300003">
                <text:p>0.013826514300003</text:p>
              </table:table-cell>
            </table:table-row>
            <table:table-row>
              <table:table-cell office:value-type="string">
                <text:p>5p12</text:p>
              </table:table-cell>
              <table:table-cell office:value-type="float" office:value="0.0278808402858028">
                <text:p>0.0278808402858028</text:p>
              </table:table-cell>
            </table:table-row>
            <table:table-row>
              <table:table-cell office:value-type="string">
                <text:p>5p32</text:p>
              </table:table-cell>
              <table:table-cell office:value-type="float" office:value="0.0318144945425647">
                <text:p>0.0318144945425647</text:p>
              </table:table-cell>
            </table:table-row>
            <table:table-row>
              <table:table-cell office:value-type="string">
                <text:p>4f52</text:p>
              </table:table-cell>
              <table:table-cell office:value-type="float" office:value="0.0684935933134194">
                <text:p>0.0684935933134194</text:p>
              </table:table-cell>
            </table:table-row>
            <table:table-row>
              <table:table-cell office:value-type="string">
                <text:p>4f72</text:p>
              </table:table-cell>
              <table:table-cell office:value-type="float" office:value="0.0766036009912743">
                <text:p>0.0766036009912743</text:p>
              </table:table-cell>
            </table:table-row>
            <table:table-row>
              <table:table-cell office:value-type="string">
                <text:p>6s</text:p>
              </table:table-cell>
              <table:table-cell office:value-type="float" office:value="0.000734746539792235">
                <text:p>0.000734746539792235</text:p>
              </table:table-cell>
            </table:table-row>
            <table:table-row>
              <table:table-cell office:value-type="string">
                <text:p>5d32</text:p>
              </table:table-cell>
              <table:table-cell office:value-type="float" office:value="1.14175138106828">
                <text:p>1.14175138106828</text:p>
              </table:table-cell>
            </table:table-row>
            <table:table-row>
              <table:table-cell office:value-type="string">
                <text:p>5d52</text:p>
              </table:table-cell>
              <table:table-cell office:value-type="float" office:value="0.819864775650503">
                <text:p>0.819864775650503</text:p>
              </table:table-cell>
            </table:table-row>
            <table:table-row>
              <table:table-cell office:value-type="string">
                <text:p>5f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f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p12</text:p>
              </table:table-cell>
              <table:table-cell office:value-type="float" office:value="0.752457459546078">
                <text:p>0.752457459546078</text:p>
              </table:table-cell>
            </table:table-row>
            <table:table-row>
              <table:table-cell office:value-type="string">
                <text:p>6p32</text:p>
              </table:table-cell>
              <table:table-cell office:value-type="float" office:value="0.208413583291403">
                <text:p>0.2084135832914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